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7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7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7">Looked for articles/books on stage acting. Had difficulty. Will continue to search and ask Stephen for assistance.</text:p>
            <text:p text:style-name="P7"/>
            <text:p text:style-name="P7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7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7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7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7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7">Created “Main” Screen design</text:p>
            <text:p text:style-name="P7"/>
            <text:p text:style-name="P7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7">Partly created Options Screen and completed Home Screen.</text:p>
            <text:p text:style-name="P7"/>
            <text:p text:style-name="P7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7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7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<text:span text:style-name="T1">WEEK 3 -</text:span> 02/10/12</text:p>
          </table:table-cell>
          <table:table-cell table:style-name="Log.A2" office:value-type="string">
            <text:p text:style-name="P7">Made some changes based on advice from meeting.</text:p>
            <text:p text:style-name="P7"/>
            <text:p text:style-name="P7">Also started development of Main Screen</text:p>
          </table:table-cell>
          <table:table-cell table:style-name="Log.C2" office:value-type="string">
            <text:p text:style-name="P6"/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6"/>
            <text:p text:style-name="P6">03/10/12</text:p>
          </table:table-cell>
          <table:table-cell table:style-name="Log.A2" office:value-type="string">
            <text:p text:style-name="P7">Project is ready for 1<text:span text:style-name="T2">st</text:span> group meeting (Main Screen implemented)</text:p>
            <text:p text:style-name="P7"/>
            <text:p text:style-name="P7">Presentation Slides nearly finished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><text:span text:style-name="T1">WEEK 4 - </text:span>08/10/12</text:p>
          </table:table-cell>
          <table:table-cell table:style-name="Log.A2" office:value-type="string">
            <text:p text:style-name="P7">Presentation finished and rough draft of Project Schedule completed</text:p>
          </table:table-cell>
          <table:table-cell table:style-name="Log.C2" office:value-type="string">
            <text:p text:style-name="P6">1 hour</text:p>
          </table:table-cell>
        </table:table-row>
        <table:table-row>
          <table:table-cell table:style-name="Log.A2" office:value-type="string">
            <text:p text:style-name="P5"/>
            <text:p text:style-name="P6"><text:span text:style-name="T1">WEEK 5</text:span> <text:span text:style-name="T1">–</text:span> 15/10/12</text:p>
          </table:table-cell>
          <table:table-cell table:style-name="Log.A2" office:value-type="string">
            <text:p text:style-name="P7">Work done for Database. We now extract character name and the line being delivered successfully</text:p>
          </table:table-cell>
          <table:table-cell table:style-name="Log.C2" office:value-type="string"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10"/>
            <text:p text:style-name="P10">18/10/12</text:p>
          </table:table-cell>
          <table:table-cell table:style-name="Log.A2" office:value-type="string">
            <text:p text:style-name="P7">All data is extracted from file and entered into database. Currently there is a bug. Problem is with looking for database in wrong directory I think?</text:p>
          </table:table-cell>
          <table:table-cell table:style-name="Log.C2" office:value-type="string">
            <text:p text:style-name="P6"/>
            <text:p text:style-name="P6">5 hour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6M15S</meta:editing-duration>
    <meta:editing-cycles>32</meta:editing-cycles>
    <meta:generator>OpenOffice.org/3.3$Win32 OpenOffice.org_project/330m20$Build-9567</meta:generator>
    <dc:date>2012-10-18T22:14:44.84</dc:date>
    <dc:creator>Daniel Muir</dc:creator>
    <meta:document-statistic meta:table-count="1" meta:image-count="0" meta:object-count="0" meta:page-count="2" meta:paragraph-count="57" meta:word-count="361" meta:character-count="2137"/>
    <meta:user-defined meta:name="Info 1"/>
    <meta:user-defined meta:name="Info 2"/>
    <meta:user-defined meta:name="Info 3"/>
    <meta:user-defined meta:name="Info 4"/>
  </office:meta>
</office:document-meta>
</file>